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lyzerUtil.next( final Token reusable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alyzerUtil.tokenStream(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alyzerUtil.getPorterStemmerAnalyzer( final Analyzer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alyzerUtil.next( 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alyzerUtil.getTokenCachingAnalyzer( final Analyzer chi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nalyzerUtil.getLoggingAnalyzer( final Analyzer child , final PrintStream log , final String log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nalyzerUtil.isSentenceSeparator( char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tableInteger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tableInteger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tableInte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alyzerUtil.getSynonymAnalyzer( final Analyzer child , final SynonymMap synonyms , final int maxSynony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tableInteger.MutableIntege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alyzerUtil.Analyzer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alyzerUtil.toString( 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alyzerUtil.tokenize( Pattern pattern , String text , int 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alyzerUtil.getMaxTokenAnalyzer( final Analyzer child , final int maxToke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alyzerUtil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alyzerUtil.getParagraphs( String text ,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lyzerUtil.getSentences( String text , int limi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nalyzerUtil.getMostFrequentTerms( Analyzer analyzer , String text , int limi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AnalyzerUtil.tokenStream( final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